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tham A" svg:font-family="'Gotham A', 'Gotham B', Helvetica, Arial, 'Lucida Grande', sans-serif"/>
    <style:font-face style:name="Gotham SSm A" svg:font-family="'Gotham SSm A', 'Gotham SSm B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Gotham A" fo:font-style="normal" fo:font-weight="bold" officeooo:rsid="000cfeae" officeooo:paragraph-rsid="000cfeae"/>
    </style:style>
    <style:style style:name="P2" style:family="paragraph" style:parent-style-name="Heading_20_3">
      <style:text-properties fo:font-variant="normal" fo:text-transform="none" fo:color="#000000" loext:opacity="100%" style:font-name="Gotham A" fo:font-style="normal" fo:font-weight="bold" officeooo:rsid="000cfeae" officeooo:paragraph-rsid="000cfeae"/>
    </style:style>
    <style:style style:name="P3" style:family="paragraph" style:parent-style-name="Standard">
      <style:text-properties officeooo:rsid="000cfeae" officeooo:paragraph-rsid="000cfeae"/>
    </style:style>
    <style:style style:name="P4" style:family="paragraph" style:parent-style-name="Standard">
      <style:text-properties officeooo:paragraph-rsid="000cfeae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7c8389" loext:opacity="100%" style:font-name="Gotham SSm A" fo:font-size="12pt" fo:letter-spacing="normal" fo:font-style="normal" fo:font-weight="normal"/>
    </style:style>
    <style:style style:name="T1" style:family="text">
      <style:text-properties officeooo:rsid="000cfeae"/>
    </style:style>
    <style:style style:name="T2" style:family="text">
      <style:text-properties fo:font-variant="normal" fo:text-transform="none" fo:color="#7c8389" loext:opacity="100%" style:font-name="Gotham SSm A" fo:font-size="12pt" fo:letter-spacing="normal" fo:font-style="normal" fo:font-weight="normal"/>
    </style:style>
    <style:style style:name="T3" style:family="text">
      <style:text-properties fo:font-variant="normal" fo:text-transform="none" fo:color="#7c8389" loext:opacity="100%" style:font-name="Gotham SSm A" fo:font-size="12pt" fo:letter-spacing="normal" fo:font-style="normal" fo:font-weight="normal" officeooo:rsid="000cfea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blitas</text:p>
      <text:p text:style-name="P3"/>
      <text:h text:style-name="P1" text:outline-level="1">Site Reliability Engineer (SaaS / Remote)</text:h>
      <text:p text:style-name="P4"><text:span text:style-name="T3">security implementation</text:span><text:span text:style-name="T1"> <text:s/>=</text:span><text:span text:style-name="T2">(patch management, keeping the platform up to date, monitoring and adjusting configuration security).</text:span> </text:p>
      <text:p text:style-name="P3"><text:span text:style-name="T2">infrastructure configurations and integration</text:span> </text:p>
      <text:p text:style-name="P3"><text:span text:style-name="T2">optimize processes related to infrastructure and tools </text:span> </text:p>
      <text:p text:style-name="P3"/>
      <text:h text:style-name="P2" text:outline-level="3">Requirements</text:h>
      <text:list xml:id="list358607291" text:style-name="L1">
        <text:list-item>
          <text:p text:style-name="P5">You can demonstrate Linux server administration knowledge (Debian/Ubuntu preferred) and background in internals.</text:p>
        </text:list-item>
        <text:list-item>
          <text:p text:style-name="P5">You have experience working with a SaaS project before.</text:p>
        </text:list-item>
        <text:list-item>
          <text:p text:style-name="P5">A solid understanding of core components (VPC, Security Groups, DNS, service discovery, etc.) of at least one IaaS (Infrastructure-as-a-Service) Platform (AWS, GCP, Azure).</text:p>
        </text:list-item>
        <text:list-item>
          <text:p text:style-name="P5">Experience with IaaC (infrastructure-as-a-code) and serverless environments (Cloudformation, Terraform, AWS Lambda, or similar).</text:p>
        </text:list-item>
        <text:list-item>
          <text:p text:style-name="P5">Experience with IaaS managed components such as RDS, managed Elastic(Search), message queues.</text:p>
        </text:list-item>
        <text:list-item>
          <text:p text:style-name="P5">You have managed SaaS/Cloud tools such as or similar to (but not limited to) Google Workspace, Github, Slack, Zendesk, Geckoboard, etc.</text:p>
        </text:list-item>
        <text:list-item>
          <text:p text:style-name="P5">Experience with scripting in Python and Bash.</text:p>
        </text:list-item>
        <text:list-item>
          <text:p text:style-name="P5">Experience with security implementations (packet filters, WAF, VPNs).</text:p>
        </text:list-item>
        <text:list-item>
          <text:p text:style-name="P5">Experience with writing basic SQL queries or willing to learn this.</text:p>
        </text:list-item>
        <text:list-item>
          <text:p text:style-name="P5">You have configured and maintained CI/CD pipeline.</text:p>
        </text:list-item>
        <text:list-item>
          <text:p text:style-name="P5">Basic but solid TCP/IP knowledge.</text:p>
        </text:list-item>
        <text:list-item>
          <text:p text:style-name="P5">Good at collaborating and multi-tasking.</text:p>
        </text:list-item>
        <text:list-item>
          <text:p text:style-name="P5">You have up to date knowledge about the current (SaaS) cloud infrastructure industry standards and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tham A" svg:font-family="'Gotham A', 'Gotham B', Helvetica, Arial, 'Lucida Grande', sans-serif"/>
    <style:font-face style:name="Gotham SSm A" svg:font-family="'Gotham SSm A', 'Gotham SSm B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7:18:14.785000000</meta:creation-date>
    <dc:date>2022-09-30T17:20:59.519000000</dc:date>
    <meta:editing-duration>PT2M44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9" meta:word-count="196" meta:character-count="1401" meta:non-whitespace-character-count="1232"/>
  </office:meta>
</office:document-meta>
</file>